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11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0.0193in" fo:padding-left="0.0138in" fo:padding-right="0.0138in" fo:padding-top="0.0193in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5">
      <style:table-cell-properties fo:background-color="#ffff99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 style:data-style-name="N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 style:data-style-name="N125">
      <style:table-cell-properties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underline-style="none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5" table:default-cell-style-name="ce5"/>
        <table:table-column table:style-name="co6" table:default-cell-style-name="ce10"/>
        <table:table-column table:style-name="co6" table:default-cell-style-name="ce12"/>
        <table:table-column table:style-name="co7" table:default-cell-style-name="ce1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SystemC Lab: Experiment 10 - Architecture Exploration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7"/>
          <table:table-cell>
            <draw:frame table:end-cell-address="Sheet1.N24" table:end-x="0.8295in" table:end-y="0.0693in" draw:z-index="2" draw:style-name="gr1" draw:text-style-name="P1" svg:width="4.3283in" svg:height="4.0768in" svg:x="0.0709in" svg:y="0.0035in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 Sheet1.B60:Sheet1.B64 Sheet1.A57:Sheet1.A57 Sheet1.E60:Sheet1.E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1.S24" table:end-x="0.648in" table:end-y="0.0803in" draw:z-index="3" draw:style-name="gr1" draw:text-style-name="P1" svg:width="4.3181in" svg:height="4.0768in" svg:x="0.7783in" svg:y="0.0146in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 Sheet1.B60:Sheet1.B64 Sheet1.A57:Sheet1.A57 Sheet1.F60:Sheet1.F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string" calcext:value-type="string">
            <text:p>Name </text:p>
          </table:table-cell>
          <table:table-cell table:style-name="ce2"/>
          <table:table-cell table:style-name="Default" table:number-columns-repeated="7"/>
          <table:table-cell table:number-columns-repeated="5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2"/>
          <table:table-cell table:style-name="Default" table:number-columns-repeated="7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table:number-columns-repeated="2"/>
          <table:table-cell table:formula="of:=[.C10]+[.D10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table:number-columns-repeated="2"/>
          <table:table-cell table:formula="of:=[.C11]+[.D11]" office:value-type="float" office:value="0" calcext:value-type="float">
            <text:p>0.0</text:p>
          </table:table-cell>
          <table:table-cell/>
          <table:table-cell table:style-name="ce23"/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table:number-columns-repeated="2"/>
          <table:table-cell table:formula="of:=[.C12]+[.D12]" office:value-type="float" office:value="0" calcext:value-type="float">
            <text:p>0.0</text:p>
          </table:table-cell>
          <table:table-cell/>
          <table:table-cell table:style-name="ce23"/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</text:p>
          </table:table-cell>
          <table:table-cell table:number-columns-repeated="2"/>
          <table:table-cell table:formula="of:=[.C13]+[.D13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table:number-columns-repeated="2"/>
          <table:table-cell table:formula="of:=[.C14]+[.D14]" office:value-type="float" office:value="0" calcext:value-type="float">
            <text:p>0.0</text:p>
          </table:table-cell>
          <table:table-cell table:number-columns-repeated="9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table:number-columns-repeated="2"/>
          <table:table-cell table:formula="of:=[.C20]+[.D20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table:number-columns-repeated="2"/>
          <table:table-cell table:formula="of:=[.C21]+[.D21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table:number-columns-repeated="2"/>
          <table:table-cell table:formula="of:=[.C22]+[.D22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</text:p>
          </table:table-cell>
          <table:table-cell table:number-columns-repeated="2"/>
          <table:table-cell table:formula="of:=[.C23]+[.D23]" office:value-type="float" office:value="0" calcext:value-type="float">
            <text:p>0.0</text:p>
          </table:table-cell>
          <table:table-cell table:number-columns-repeated="8"/>
          <table:table-cell>
            <draw:frame table:end-cell-address="Sheet1.S46" table:end-x="0.6362in" table:end-y="0.0177in" draw:z-index="1" draw:style-name="gr1" draw:text-style-name="P1" svg:width="4.3012in" svg:height="4.0992in" svg:x="0.7835in" svg:y="0.1161in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 Sheet1.B60:Sheet1.B64 Sheet1.A57:Sheet1.A57 Sheet1.H60:Sheet1.H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table:number-columns-repeated="2"/>
          <table:table-cell table:formula="of:=[.C24]+[.D24]" office:value-type="float" office:value="0" calcext:value-type="float">
            <text:p>0.0</text:p>
          </table:table-cell>
          <table:table-cell table:number-columns-repeated="4"/>
          <table:table-cell>
            <draw:frame table:end-cell-address="Sheet1.N46" table:end-x="0.8031in" table:end-y="0.1228in" draw:z-index="0" draw:style-name="gr1" draw:text-style-name="P1" svg:width="4.3327in" svg:height="4.1209in" svg:x="0.0402in" svg:y="0.013in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 Sheet1.B60:Sheet1.B64 Sheet1.A57:Sheet1.A57 Sheet1.G60:Sheet1.G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table:number-columns-repeated="2"/>
          <table:table-cell table:formula="of:=[.C30]+[.D30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table:number-columns-repeated="2"/>
          <table:table-cell table:formula="of:=[.C31]+[.D31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table:number-columns-repeated="2"/>
          <table:table-cell table:formula="of:=[.C32]+[.D32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</text:p>
          </table:table-cell>
          <table:table-cell table:number-columns-repeated="2"/>
          <table:table-cell table:formula="of:=[.C33]+[.D33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table:number-columns-repeated="2"/>
          <table:table-cell table:formula="of:=[.C34]+[.D34]" office:value-type="float" office:value="0" calcext:value-type="float">
            <text:p>0.0</text:p>
          </table:table-cell>
          <table:table-cell table:number-columns-repeated="9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table:number-columns-repeated="2"/>
          <table:table-cell table:formula="of:=[.C40]+[.D40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table:number-columns-repeated="2"/>
          <table:table-cell table:formula="of:=[.C41]+[.D41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table:number-columns-repeated="2"/>
          <table:table-cell table:formula="of:=[.C42]+[.D42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</text:p>
          </table:table-cell>
          <table:table-cell table:number-columns-repeated="2"/>
          <table:table-cell table:formula="of:=[.C43]+[.D43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table:number-columns-repeated="2"/>
          <table:table-cell table:formula="of:=[.C44]+[.D44]" office:value-type="float" office:value="0" calcext:value-type="float">
            <text:p>0.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>
            <draw:frame table:end-cell-address="Sheet1.N69" table:end-x="0.7736in" table:end-y="0.0343in" draw:z-index="4" draw:style-name="gr1" draw:text-style-name="P1" svg:width="4.298in" svg:height="4.0961in" svg:x="0.0453in" svg:y="0.1177in">
              <draw:object draw:notify-on-update-of-ranges="Sheet1.A7:Sheet1.A7 Sheet1.B10:Sheet1.B14 Sheet1.A7:Sheet1.A7 Sheet1.I10:Sheet1.I14 Sheet1.B20:Sheet1.B24 Sheet1.A17:Sheet1.A17 Sheet1.I20:Sheet1.I24 Sheet1.B30:Sheet1.B34 Sheet1.A27:Sheet1.A27 Sheet1.I30:Sheet1.I34 Sheet1.B40:Sheet1.B44 Sheet1.A37:Sheet1.A37 Sheet1.I40:Sheet1.I44 Sheet1.B50:Sheet1.B54 Sheet1.A47:Sheet1.A47 Sheet1.I50:Sheet1.I54 Sheet1.B60:Sheet1.B64 Sheet1.A57:Sheet1.A57 Sheet1.I60:Sheet1.I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table:number-columns-repeated="2"/>
          <table:table-cell table:formula="of:=[.C50]+[.D50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table:number-columns-repeated="2"/>
          <table:table-cell table:formula="of:=[.C51]+[.D51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table:number-columns-repeated="2"/>
          <table:table-cell table:formula="of:=[.C52]+[.D52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</text:p>
          </table:table-cell>
          <table:table-cell table:number-columns-repeated="2"/>
          <table:table-cell table:formula="of:=[.C53]+[.D53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table:number-columns-repeated="2"/>
          <table:table-cell table:formula="of:=[.C54]+[.D54]" office:value-type="float" office:value="0" calcext:value-type="float">
            <text:p>0.0</text:p>
          </table:table-cell>
          <table:table-cell table:number-columns-repeated="9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6</text:p>
          </table:table-cell>
          <table:table-cell office:value-type="string" calcext:value-type="string">
            <text:p>2 CPUs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60]*1000" office:value-type="float" office:value="100" calcext:value-type="float">
            <text:p>100</text:p>
          </table:table-cell>
          <table:table-cell table:number-columns-repeated="2"/>
          <table:table-cell table:formula="of:=[.C60]+[.D60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61]*1000" office:value-type="float" office:value="200" calcext:value-type="float">
            <text:p>200</text:p>
          </table:table-cell>
          <table:table-cell table:number-columns-repeated="2"/>
          <table:table-cell table:formula="of:=[.C61]+[.D61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62]*1000" office:value-type="float" office:value="250" calcext:value-type="float">
            <text:p>250</text:p>
          </table:table-cell>
          <table:table-cell table:number-columns-repeated="2"/>
          <table:table-cell table:formula="of:=[.C62]+[.D62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63]*1000" office:value-type="float" office:value="333.333333333333" calcext:value-type="float">
            <text:p>333.33</text:p>
          </table:table-cell>
          <table:table-cell table:number-columns-repeated="2"/>
          <table:table-cell table:formula="of:=[.C63]+[.D63]" office:value-type="float" office:value="0" calcext:value-type="float">
            <text:p>0.0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64]*1000" office:value-type="float" office:value="500" calcext:value-type="float">
            <text:p>500</text:p>
          </table:table-cell>
          <table:table-cell table:number-columns-repeated="2"/>
          <table:table-cell table:formula="of:=[.C64]+[.D64]" office:value-type="float" office:value="0" calcext:value-type="float">
            <text:p>0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left="0.5098in" fo:margin-right="0.5098in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0:10:37.15859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5-12T12:51:46</meta:creation-date>
    <dc:date>2021-06-16T10:12:23.975817548</dc:date>
    <meta:editing-duration>PT4H39M44S</meta:editing-duration>
    <meta:editing-cycles>70</meta:editing-cycles>
    <meta:generator>LibreOffice/6.4.6.2$Linux_X86_64 LibreOffice_project/40$Build-2</meta:generator>
    <meta:document-statistic meta:table-count="1" meta:cell-count="19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4cm" svg:height="10.411cm" xlink:href=".." xlink:type="simple" chart:class="chart:scatter" chart:style-name="ch1">
        <chart:title svg:x="3.844cm" svg:y="0.344cm" chart:style-name="ch2">
          <text:p>Packet Latency</text:p>
        </chart:title>
        <chart:legend chart:legend-position="top" svg:x="0.847cm" svg:y="1.307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 Sheet1.A57:Sheet1.A57 Sheet1.H60:Sheet1.H64" chart:data-source-has-labels="both" svg:x="1.229cm" svg:y="2.454cm" svg:width="9.477cm" svg:height="6.768cm">
          <chartooo:coordinate-region svg:x="1.639cm" svg:y="2.614cm" svg:width="8.668cm" svg:height="6.04cm"/>
          <chart:axis chart:dimension="x" chart:name="primary-x" chart:style-name="ch5" chartooo:axis-type="auto">
            <chart:title svg:x="4.362cm" svg:y="9.4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67cm" chart:style-name="ch7">
              <text:p>n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H60:Sheet1.H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H50:Sheet1.H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NaN">
                <text:p>NaN</text:p>
                <draw:g>
                  <svg:desc>Sheet1.H60:Sheet1.H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2cm" svg:height="10.472cm" xlink:href=".." xlink:type="simple" chart:class="chart:scatter" chart:style-name="ch1">
        <chart:title svg:x="4.206cm" svg:y="0.345cm" chart:style-name="ch2">
          <text:p>Packet Rate</text:p>
        </chart:title>
        <chart:legend chart:legend-position="top" svg:x="0.891cm" svg:y="1.309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 Sheet1.A57:Sheet1.A57 Sheet1.G60:Sheet1.G64" chart:data-source-has-labels="both" svg:x="1.231cm" svg:y="2.456cm" svg:width="9.561cm" svg:height="6.826cm">
          <chartooo:coordinate-region svg:x="1.641cm" svg:y="2.616cm" svg:width="8.752cm" svg:height="6.098cm"/>
          <chart:axis chart:dimension="x" chart:name="primary-x" chart:style-name="ch5" chartooo:axis-type="auto">
            <chart:title svg:x="4.406cm" svg:y="9.491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27cm" chart:style-name="ch7">
              <text:p>kpps</text:p>
            </chart:title>
            <chart:grid chart:style-name="ch8" chart:class="major"/>
          </chart:axis>
          <chart:series chart:style-name="ch9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G60:Sheet1.G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G50:Sheet1.G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NaN">
                <text:p>NaN</text:p>
                <draw:g>
                  <svg:desc>Sheet1.G60:Sheet1.G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01cm" svg:height="10.354cm" xlink:href=".." xlink:type="simple" chart:class="chart:scatter" chart:style-name="ch1">
        <chart:title svg:x="3.803cm" svg:y="0.343cm" chart:style-name="ch2">
          <text:p>Mean CPU Load</text:p>
        </chart:title>
        <chart:legend chart:legend-position="top" svg:x="0.885cm" svg:y="1.307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 Sheet1.A57:Sheet1.A57 Sheet1.E60:Sheet1.E64" chart:data-source-has-labels="both" svg:x="1.231cm" svg:y="2.452cm" svg:width="9.55cm" svg:height="6.714cm">
          <chartooo:coordinate-region svg:x="1.879cm" svg:y="2.612cm" svg:width="8.663cm" svg:height="5.986cm"/>
          <chart:axis chart:dimension="x" chart:name="primary-x" chart:style-name="ch5" chartooo:axis-type="auto">
            <chart:title svg:x="4.401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012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E60:Sheet1.E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0">
                <text:p>0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0">
                <text:p>0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0">
                <text:p>0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E50:Sheet1.E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0">
                <text:p>0</text:p>
                <draw:g>
                  <svg:desc>Sheet1.E60:Sheet1.E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67cm" svg:height="10.354cm" xlink:href=".." xlink:type="simple" chart:class="chart:scatter" chart:style-name="ch1">
        <chart:title svg:x="4.474cm" svg:y="0.343cm" chart:style-name="ch2">
          <text:p>Bus Load</text:p>
        </chart:title>
        <chart:legend chart:legend-position="top" svg:x="0.868cm" svg:y="1.307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 Sheet1.A57:Sheet1.A57 Sheet1.F60:Sheet1.F64" chart:data-source-has-labels="both" svg:x="1.23cm" svg:y="2.452cm" svg:width="9.518cm" svg:height="6.714cm">
          <chartooo:coordinate-region svg:x="1.64cm" svg:y="2.612cm" svg:width="8.709cm" svg:height="5.986cm"/>
          <chart:axis chart:dimension="x" chart:name="primary-x" chart:style-name="ch5" chartooo:axis-type="auto">
            <chart:title svg:x="4.384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12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F60:Sheet1.F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F50:Sheet1.F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NaN">
                <text:p>NaN</text:p>
                <draw:g>
                  <svg:desc>Sheet1.F60:Sheet1.F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2cm" svg:height="10.409cm" xlink:href=".." xlink:type="simple" chart:class="chart:scatter" chart:style-name="ch1">
        <chart:title svg:x="2.573cm" svg:y="0.344cm" chart:style-name="ch2">
          <text:p>Number of Dropped Packets</text:p>
        </chart:title>
        <chart:legend chart:legend-position="top" svg:x="0.846cm" svg:y="1.308cm" style:legend-expansion="wide" chart:style-name="ch3"/>
        <chart:plot-area chart:style-name="ch4" table:cell-range-address="Sheet1.A7:Sheet1.A7 Sheet1.B10:Sheet1.B14 Sheet1.I10:Sheet1.I14 Sheet1.A17:Sheet1.A17 Sheet1.I20:Sheet1.I24 Sheet1.A27:Sheet1.A27 Sheet1.I30:Sheet1.I34 Sheet1.A37:Sheet1.A37 Sheet1.I40:Sheet1.I44 Sheet1.A47:Sheet1.A47 Sheet1.I50:Sheet1.I54 Sheet1.A57:Sheet1.A57 Sheet1.I60:Sheet1.I64" chart:data-source-has-labels="both" svg:x="1.229cm" svg:y="2.454cm" svg:width="9.475cm" svg:height="6.766cm">
          <chartooo:coordinate-region svg:x="1.639cm" svg:y="2.614cm" svg:width="8.666cm" svg:height="6.038cm"/>
          <chart:axis chart:dimension="x" chart:name="primary-x" chart:style-name="ch5" chartooo:axis-type="auto">
            <chart:title svg:x="4.361cm" svg:y="9.42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7.098cm" chart:style-name="ch7">
              <text:p>dropped packets</text:p>
            </chart:title>
            <chart:grid chart:style-name="ch8" chart:class="major"/>
          </chart:axis>
          <chart:series chart:style-name="ch9" chart:values-cell-range-address="Sheet1.I10:Sheet1.I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I20:Sheet1.I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I30:Sheet1.I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I40:Sheet1.I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I50:Sheet1.I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I60:Sheet1.I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I10:Sheet1.I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I20:Sheet1.I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I30:Sheet1.I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I40:Sheet1.I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I50:Sheet1.I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NaN">
                <text:p>NaN</text:p>
                <draw:g>
                  <svg:desc>Sheet1.I60:Sheet1.I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